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background-color="#ffff00"/>
    </style:style>
    <style:style style:name="P3" style:family="paragraph" style:parent-style-name="Standard">
      <style:paragraph-properties fo:margin-top="0in" fo:margin-bottom="0in" loext:contextual-spacing="false" fo:text-align="end" style:justify-single-word="false"/>
    </style:style>
    <style:style style:name="P4" style:family="paragraph" style:parent-style-name="Heading_20_2" style:master-page-name="Standard">
      <style:paragraph-properties fo:margin-left="0in" fo:margin-right="0in" fo:margin-top="0in" fo:margin-bottom="0in" loext:contextual-spacing="false" fo:text-indent="0.5in" style:auto-text-indent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background-color="#ffff00"/>
    </style:style>
    <style:style style:name="T3" style:family="text">
      <style:text-properties fo:background-color="#ff99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xqy6m40rg5p"/>Sqoop Installation</text:p>
      <text:p text:style-name="P1"/>
      <text:p text:style-name="P1">Refer to tutorpoint for more information</text:p>
      <text:p text:style-name="P1"/>
      <text:p text:style-name="P1"><text:a xlink:type="simple" xlink:href="https://www.tutorialspoint.com/sqoop/sqoop_installation.htm" text:style-name="ListLabel_20_1" text:visited-style-name="ListLabel_20_1"><text:span text:style-name="T1">https://www.tutorialspoint.com/sqoop/sqoop_installation.htm</text:span></text:a></text:p>
      <text:p text:style-name="P1"/>
      <text:p text:style-name="P1">Export:</text:p>
      <text:p text:style-name="P1">https://www.tutorialspoint.com/sqoop/sqoop_export.htm</text:p>
      <text:p text:style-name="P1"/>
      <text:p text:style-name="P1">Go to main user (not hadoop user)</text:p>
      <text:p text:style-name="P1"/>
      <text:p text:style-name="P1"/>
      <text:p text:style-name="P1">cd</text:p>
      <text:p text:style-name="P1"/>
      <text:p text:style-name="P1">cd Downloads</text:p>
      <text:p text:style-name="P1"/>
      <text:p text:style-name="P1"/>
      <text:p text:style-name="P1"/>
      <text:p text:style-name="P1">wget http://ftp.wayne.edu/apache/sqoop/1.4.7/sqoop-1.4.7.bin__hadoop-2.6.0.tar.gz</text:p>
      <text:p text:style-name="P1"/>
      <text:p text:style-name="P1"><text:soft-page-break/>tar -xvf sqoop-1.4.7.bin__hadoop-2.6.0.tar.gz</text:p>
      <text:p text:style-name="P1"/>
      <text:p text:style-name="P1"/>
      <text:p text:style-name="P1">ls</text:p>
      <text:p text:style-name="P2"/>
      <text:p text:style-name="P1"><text:span text:style-name="T2"># you should see blue folder and red zip file</text:span></text:p>
      <text:p text:style-name="P1"/>
      <text:p text:style-name="P1">sudo mv sqoop-1.4.7.bin__hadoop-2.6.0 /usr/lib/sqoop </text:p>
      <text:p text:style-name="P1"/>
      <text:p text:style-name="P1">sudo nano ~/.bashrc</text:p>
      <text:p text:style-name="P1"/>
      <text:p text:style-name="P1">export SQOOP_HOME=/usr/lib/sqoop</text:p>
      <text:p text:style-name="P1">export PATH=$PATH:$SQOOP_HOME/bin</text:p>
      <text:p text:style-name="P1"/>
      <text:p text:style-name="P1">source ~/.bashrc</text:p>
      <text:p text:style-name="P1"/>
      <text:p text:style-name="P1">cd $SQOOP_HOME/conf</text:p>
      <text:p text:style-name="P1"/>
      <text:p text:style-name="P1">sudo mv sqoop-env-template.sh sqoop-env.sh</text:p>
      <text:p text:style-name="P1"/>
      <text:p text:style-name="P1"/>
      <text:p text:style-name="P1"><text:soft-page-break/>sudo nano sqoop-env.sh</text:p>
      <text:p text:style-name="P1"/>
      <text:p text:style-name="P1">#Add these two links:</text:p>
      <text:p text:style-name="P1">export HADOOP_COMMON_HOME=/usr/local/hadoop</text:p>
      <text:p text:style-name="P1">export HADOOP_MAPRED_HOME=/usr/local/hadoop</text:p>
      <text:p text:style-name="P1"/>
      <text:p text:style-name="P1">cd</text:p>
      <text:p text:style-name="P1"/>
      <text:p text:style-name="P1">cd Downloads</text:p>
      <text:p text:style-name="P1"/>
      <text:p text:style-name="P1">wget <text:a xlink:type="simple" xlink:href="https://dev.mysql.com/get/Downloads/Connector-J/mysql-connector-java-5.1.47.tar.gz" text:style-name="ListLabel_20_1" text:visited-style-name="ListLabel_20_1"><text:span text:style-name="T1">https://dev.mysql.com/get/Downloads/Connector-J/mysql-connector-java-5.1.47.tar.gz</text:span></text:a></text:p>
      <text:p text:style-name="P1"/>
      <text:p text:style-name="P1">tar -zxf mysql-connector-java-5.1.47.tar.gz</text:p>
      <text:p text:style-name="P1"/>
      <text:p text:style-name="P1">cd mysql-connector-java-5.1.47</text:p>
      <text:p text:style-name="P1"/>
      <text:p text:style-name="P1">sudo mv mysql-connector-java-5.1.47-bin.jar /usr/lib/sqoop/lib</text:p>
      <text:p text:style-name="P1"/>
      <text:p text:style-name="P1">cd $SQOOP_HOME/bin</text:p>
      <text:p text:style-name="P1"/>
      <text:p text:style-name="P1">sqoop-version</text:p>
      <text:p text:style-name="P1"><text:soft-page-break/></text:p>
      <text:p text:style-name="P1"><text:span text:style-name="T2">### Now add the env variables in hadoop user so switch to hadoop user before you proceed</text:span></text:p>
      <text:p text:style-name="P1"/>
      <text:p text:style-name="P1">su hadoopuser</text:p>
      <text:p text:style-name="P1"/>
      <text:p text:style-name="P1">nano ~/.bashrc</text:p>
      <text:p text:style-name="P1"/>
      <text:p text:style-name="P1">#Add these 4 links:</text:p>
      <text:p text:style-name="P1">export SQOOP_HOME=/usr/lib/sqoop</text:p>
      <text:p text:style-name="P1">export PATH=$PATH:$SQOOP_HOME/bin</text:p>
      <text:p text:style-name="P1">export HADOOP_COMMON_HOME=/usr/local/hadoop</text:p>
      <text:p text:style-name="P1">export HADOOP_MAPRED_HOME=/usr/local/hadoop</text:p>
      <text:p text:style-name="P1"/>
      <text:p text:style-name="P1">source ~/.bashrc</text:p>
      <text:p text:style-name="P1"/>
      <text:p text:style-name="P1"><text:span text:style-name="T2">###------------------------------------Open mysql-workbench and add a table attendees from SQL 101 file####################</text:span></text:p>
      <text:p text:style-name="P1"><text:span text:style-name="T3"># If SQL is not installed use this link, but if sql is installed dont use this link </text:span></text:p>
      <text:p text:style-name="P1"><text:a xlink:type="simple" xlink:href="https://docs.google.com/document/d/17l1PUzyMCQEIE-XDrVHvcvx_uW7nF57gmJzH6MclkyY/edit?usp=sharing" text:style-name="ListLabel_20_1" text:visited-style-name="ListLabel_20_1"><text:span text:style-name="T1">https://docs.google.com/document/d/17l1PUzyMCQEIE-XDrVHvcvx_uW7nF57gmJzH6MclkyY/edit?usp=sharing</text:span></text:a></text:p>
      <text:p text:style-name="P1"/>
      <text:p text:style-name="P1"><text:span text:style-name="T2">Terminal of main user and write:</text:span></text:p>
      <text:p text:style-name="P1"/>
      <text:p text:style-name="P1"><text:soft-page-break/>su joshi</text:p>
      <text:p text:style-name="P1"/>
      <text:p text:style-name="P1">sudo mysql-workbench</text:p>
      <text:p text:style-name="P1"/>
      <text:p text:style-name="P1">Get SQL code from below:</text:p>
      <text:p text:style-name="P1">https://docs.google.com/document/d/1QHRKBgoSAKy_KToZNnegARpJBV8xprwSz_HXKxVnEFQ/edit?usp=sharing</text:p>
      <text:p text:style-name="P1"/>
      <text:p text:style-name="P1"><text:span text:style-name="T2">###---------------------------------</text:span></text:p>
      <text:p text:style-name="P1">sqoop import --connect jdbc:mysql://localhost/joshi --username root -P --table attendees --m 1 --target-dir /new1 </text:p>
      <text:p text:style-name="P1"/>
      <text:p text:style-name="P1">hadoop fs -cat /new1/part-m-*</text:p>
      <text:p text:style-name="P1"/>
      <text:p text:style-name="P1"/>
      <text:p text:style-name="P1">sqoop import \</text:p>
      <text:p text:style-name="P1">--connect jdbc:mysql://localhost/joshi \</text:p>
      <text:p text:style-name="P1">--username root -P \</text:p>
      <text:p text:style-name="P1">--table attendees \</text:p>
      <text:p text:style-name="P1">--m 1 \</text:p>
      <text:p text:style-name="P1">--where "sector='fin'" \</text:p>
      <text:p text:style-name="P1">--target-dir /wherequery </text:p>
      <text:p text:style-name="P1"/>
      <text:p text:style-name="P1"><text:soft-page-break/>hadoop fs -cat /wherequery/part-m-*</text:p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2">####Export#####################</text:span></text:p>
      <text:p text:style-name="P1"/>
      <text:p text:style-name="P1">hadoop fs -mkdir /emp</text:p>
      <text:p text:style-name="P1"/>
      <text:p text:style-name="P1">hdfs dfs -put emp_data /emp/</text:p>
      <text:p text:style-name="P1"/>
      <text:p text:style-name="P1">hadoop fs -cat /emp/emp_data</text:p>
      <text:p text:style-name="P1"/>
      <text:p text:style-name="P1">mysql -u root -p</text:p>
      <text:p text:style-name="P1"/>
      <text:p text:style-name="P1">CREATE TABLE employee ( </text:p>
      <text:p text:style-name="P1"><text:s text:c="3"/>id INT NOT NULL PRIMARY KEY, </text:p>
      <text:p text:style-name="P1"><text:s text:c="3"/>name VARCHAR(20), </text:p>
      <text:p text:style-name="P1"><text:s text:c="3"/>deg VARCHAR(20),</text:p>
      <text:p text:style-name="P1"><text:soft-page-break/><text:s text:c="3"/>salary INT,</text:p>
      <text:p text:style-name="P1"><text:s text:c="3"/>dept VARCHAR(10));</text:p>
      <text:p text:style-name="P1"/>
      <text:p text:style-name="P1"/>
      <text:p text:style-name="P1">sqoop export --connect jdbc:mysql://localhost/db --username root -P --table employee --export-dir /emp/emp_data</text:p>
      <text:p text:style-name="P1"/>
      <text:p text:style-name="P1"/>
      <text:p text:style-name="P1">##### job######</text:p>
      <text:p text:style-name="P1"/>
      <text:p text:style-name="P1">sqoop job --create myjob \</text:p>
      <text:p text:style-name="P1">--import \</text:p>
      <text:p text:style-name="P1">--connect jdbc:mysql://localhost/Joshi \</text:p>
      <text:p text:style-name="P1">--username root -P \</text:p>
      <text:p text:style-name="P1">--table attendees \</text:p>
      <text:p text:style-name="P1">--m 1 \</text:p>
      <text:p text:style-name="P1">--where "sector='fin'" \</text:p>
      <text:p text:style-name="P1">--target-dir /wherequery</text:p>
      <text:p text:style-name="P1"/>
      <text:p text:style-name="P1"/>
      <text:p text:style-name="P1"/>
      <text:p text:style-name="P1">----------------------------------------------------------------------------------------------------------------------------</text:p>
      <text:p text:style-name="P1"><text:soft-page-break/></text:p>
      <text:p text:style-name="P1">------------------------------------------------------------------------------</text:p>
      <text:p text:style-name="P1"/>
      <text:p text:style-name="P1">Creating hadoop in the main user</text:p>
      <text:p text:style-name="P1"/>
      <text:p text:style-name="P1"/>
      <text:p text:style-name="P1">Check JPS and make sure hadoop user is working.</text:p>
      <text:p text:style-name="P1"/>
      <text:p text:style-name="P1"/>
      <text:p text:style-name="P1">wget http://ftp.wayne.edu/apache/sqoop/1.4.7/sqoop-1.4.7.bin__hadoop-2.6.0.tar.gz</text:p>
      <text:p text:style-name="P1"/>
      <text:p text:style-name="P1">Download scoop</text:p>
      <text:p text:style-name="P1"/>
      <text:p text:style-name="P1"/>
      <text:p text:style-name="P1">Unzip the scoop file</text:p>
      <text:p text:style-name="P1"/>
      <text:p text:style-name="P1">tar -xvf</text:p>
      <text:p text:style-name="P1"/>
      <text:p text:style-name="P1"/>
      <text:p text:style-name="P1"/>
      <text:p text:style-name="P1"/>
      <text:p text:style-name="P1"><text:soft-page-break/>tar -zxf mysql-connector-java-5.1.47.tar.gz</text:p>
      <text:p text:style-name="P1">cd mysql-connector-java-5.1.47.</text:p>
      <text:p text:style-name="P1">mv mysql-connector-java-5.1.47-bin.jar /usr/lib/sqoop/lib</text:p>
      <text:p text:style-name="P1"/>
      <text:p text:style-name="P1">These two files must in scoop folder:</text:p>
      <text:p text:style-name="P1">Sqoop-1.4.7.jar</text:p>
      <text:p text:style-name="P1">java-json.jar</text:p>
      <text:p text:style-name="P1"/>
      <text:p text:style-name="P1">Java Connector: mysql-connector-java-5.1.46</text:p>
      <text:p text:style-name="P1"/>
      <text:p text:style-name="P1"/>
      <text:p text:style-name="P1"/>
      <text:p text:style-name="P1"/>
      <text:p text:style-name="P1">mv &lt;scoop folder&gt; /usr/lib/sqoop</text:p>
      <text:p text:style-name="P1"/>
      <text:p text:style-name="P1"/>
      <text:p text:style-name="P1">You have to set up the Sqoop environment by appending the following lines to ~/.bashrc file −</text:p>
      <text:p text:style-name="P1">#Sqoop</text:p>
      <text:p text:style-name="P1">export SQOOP_HOME=/usr/lib/sqoop export PATH=$PATH:$SQOOP_HOME/bin</text:p>
      <text:p text:style-name="P1"/>
      <text:p text:style-name="P1">source ~/.bashrc</text:p>
      <text:p text:style-name="P1"><text:soft-page-break/></text:p>
      <text:p text:style-name="P1"/>
      <text:p text:style-name="P1"/>
      <text:p text:style-name="P1">To configure Sqoop with Hadoop, you need to edit the sqoop-env.sh file, which is placed in the $SQOOP_HOME/conf directory. First of all, Redirect to Sqoop config directory and copy the template file using the following command −</text:p>
      <text:p text:style-name="P1"/>
      <text:p text:style-name="P1">$ cd $SQOOP_HOME/conf</text:p>
      <text:p text:style-name="P1">$ mv sqoop-env-template.sh sqoop-env.sh</text:p>
      <text:p text:style-name="P1"/>
      <text:p text:style-name="P1">Open sqoop-env.sh and edit the following lines −</text:p>
      <text:p text:style-name="P1"/>
      <text:p text:style-name="P1">export HADOOP_COMMON_HOME=/usr/local/hadoop</text:p>
      <text:p text:style-name="P1">export HADOOP_MAPRED_HOME=/usr/local/hadoop</text:p>
      <text:p text:style-name="P1"/>
      <text:p text:style-name="P1"/>
      <text:p text:style-name="P1"/>
      <text:p text:style-name="P1"/>
      <text:p text:style-name="P1"/>
      <text:p text:style-name="P1">#### <text:s text:c="7"/>Play <text:s/>1 #########################</text:p>
      <text:p text:style-name="P1"/>
      <text:p text:style-name="P1"/>
      <text:p text:style-name="P1">In mysql</text:p>
      <text:p text:style-name="P1"><text:soft-page-break/></text:p>
      <text:p text:style-name="P1"/>
      <text:p text:style-name="P1"/>
      <text:p text:style-name="P1">sudo mysql -u root</text:p>
      <text:p text:style-name="P1"/>
      <text:p text:style-name="P1">CREATE TABLE Persons (</text:p>
      <text:p text:style-name="P1"><text:tab/>PersonID int,</text:p>
      <text:p text:style-name="P1"><text:tab/>LastName varchar(255));</text:p>
      <text:p text:style-name="P1"/>
      <text:p text:style-name="P1"/>
      <text:p text:style-name="P1">INSERT INTO Persons (PersonID, LastName)</text:p>
      <text:p text:style-name="P1">VALUES (1, 'Cardinal');</text:p>
      <text:p text:style-name="P1"/>
      <text:p text:style-name="P1"/>
      <text:p text:style-name="P1">grant all privileges on *.* to 'root'@'localhost' IDENTIFIED BY 'password' WITH GRANT OPTION</text:p>
      <text:p text:style-name="P1"/>
      <text:p text:style-name="P1">ALTER USER 'root'@'localhost' IDENTIFIED WITH mysql_native_password BY 'password';</text:p>
      <text:p text:style-name="P1"/>
      <text:p text:style-name="P1"/>
      <text:p text:style-name="P1">sudo mv <text:s/>sqoop-1.4.7.bin__hadoop-2.6.0 /usr/lib/sqoop</text:p>
      <text:p text:style-name="P1"/>
      <text:p text:style-name="P1"><text:soft-page-break/>Move this file it worked: sqoop-1.4.7.jar</text:p>
      <text:p text:style-name="P1"/>
      <text:p text:style-name="P1"/>
      <text:p text:style-name="P1"><text:s/>sqoop import --connect jdbc:mysql://localhost/playtime --username root -P --table Persons --m 1 --target-dir /new1</text:p>
      <text:p text:style-name="P1"/>
      <text:p text:style-name="P1"/>
      <text:p text:style-name="P1">sqoop import \</text:p>
      <text:p text:style-name="P1">--connect jdbc:mysql://localhost/playtime \</text:p>
      <text:p text:style-name="P1">--username root -P \</text:p>
      <text:p text:style-name="P1">--table Persons \</text:p>
      <text:p text:style-name="P1">--m 1 \</text:p>
      <text:p text:style-name="P1">--where "LastName ='Cardinal'" \</text:p>
      <text:p text:style-name="P1">--target-dir /wherequery</text:p>
      <text:p text:style-name="P1"/>
      <text:p text:style-name="P1"/>
      <text:p text:style-name="P1">sqoop import \</text:p>
      <text:p text:style-name="P1">--connect jdbc:mysql://localhost/playtime \</text:p>
      <text:p text:style-name="P1">--username root -P \</text:p>
      <text:p text:style-name="P1">--table Persons --m 1 \</text:p>
      <text:p text:style-name="P1">--target-dir /new1</text:p>
      <text:p text:style-name="P1"/>
      <text:p text:style-name="P1"><text:soft-page-break/>h1@h1-VirtualBox:~/Downloads$ sudo mv java-json.jar /usr/lib/sqoop</text:p>
      <text:p text:style-name="P1"/>
      <text:p text:style-name="P1"/>
      <text:p text:style-name="P1"><text:s/>sqoop codegen \</text:p>
      <text:p text:style-name="P1">--connect jdbc:mysql://localhost/playtime \</text:p>
      <text:p text:style-name="P1">--username root -P --table Persons</text:p>
      <text:p text:style-name="P1"/>
      <text:p text:style-name="P1"/>
      <text:p text:style-name="P1"/>
      <text:p text:style-name="P1"/>
      <text:p text:style-name="P1">https://www.tutorialspoint.com/sqoop/sqoop_installation.ht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end" style:justify-single-word="false"/>
    </style:style>
    <style:page-layout style:name="Mpm1">
      <style:page-layout-properties fo:page-width="8.2681in" fo:page-height="11.6929in" style:num-format="1" style:print-orientation="portrait" fo:margin-top="0in" fo:margin-bottom="0.75in" fo:margin-left="0.75in" fo:margin-right="1in" fo:background-color="#ffffff" style:writing-mode="lr-tb" style:layout-grid-color="#c0c0c0" style:layout-grid-lines="2589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3" meta:paragraph-count="137" meta:word-count="583" meta:character-count="5055" meta:non-whitespace-character-count="4617"/>
    <meta:generator>LibreOfficeDev/6.0.5.2$Linux_X86_64 LibreOffice_project/</meta:generator>
  </office:meta>
</office:document-meta>
</file>